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ProcSet.writeTo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SProcSets.writeFOPStdProcSet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rocSets.writeFOPEPSProcSet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dProcSet.StdProc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dProcSet.writeTo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0">
            <text:p text:style-name="Table_20_Contents">150</text:p>
          </table:table-cell>
        </table:table-row>
        <table:table-row>
          <table:table-cell office:value-type="string">
            <text:p text:style-name="Table_20_Contents">PSProcSets.writeEPSProcSet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rocSets.writeStdProcSet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ProcSet.EPSProc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